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/>
    <style:font-face style:name="sans-serif" svg:font-family="sans-serif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1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Łukowate zakończenia drzwi i zbite szyby. Nieopodal centrum pełnego nowoczesnych bydynków, stoi opuszczone kino, które zachwyca w środku.</text:p>
      <text:p text:style-name="P1"/>
      <text:p text:style-name="P1">Historia</text:p>
      <text:p text:style-name="P1"/>
      <text:p text:style-name="P1">Budynek został wybudowany w latach 1924-1929, i na początku służył jako siedziba straży pożarnej. W budynku mieściła się remiza, dwuizbowe mieszkanie, świetlica oraz sala do ćwiczeń dla orkiestry. </text:p>
      <text:p text:style-name="P1"/>
      <text:p text:style-name="P1">Już wtedy, na parterze znajdowały się kasy biletowe, restauracja oraz pomieszczenia techniczne. Obszerny hol z podwójnymi, schodami prowadził do sali teatralnej, która usytuowana była na pierwszym piętrze. Sala ta, wraz z balkonem mogła pomieścić <text:s/>500 osób. Na tym samym piętrze mieściły się też toalety oraz dwuizbowe mieszkanie </text:p>
      <text:p text:style-name="P1"/>
      <text:p text:style-name="P1">W 1930 roku sala teatralna została oddana w dzierżawę i tym samym zaczęło w niej funkcjonować kino „Czary”. Po wojnie, kino zmieniło swoją nazwę na „Uciecha”.</text:p>
      <text:p text:style-name="P1"/>
      <text:p text:style-name="P1">II Wojna światowa</text:p>
      <text:p text:style-name="P1"/>
      <text:p text:style-name="P1">Wraz z wybuchem wojny, strażacy musieli opuścić remizę, a budynek został zamieniony w „Deutschehaus”. </text:p>
      <text:p text:style-name="P1">W maju 1945 roku strażacy rozpoczęli starania o odzyskanie gmachu strażnicy. Starania te, rok później zakończyły się sukcesem. Dzięki zaangażowaniu mieszkańców i strażaków wybudowano wozownię, wzniesiono czteropiętrową wieżę ciśnień oraz postawiono parkan, który oddzielał remizę od parku miejskiego. Strażnica wraz z kinem dzięki zaangażowaniu lokalnego społeczeństwa zaczęła ponownie funkcjonować po wojnie. </text:p>
      <text:p text:style-name="P1"/>
      <text:p text:style-name="P1"/>
      <text:p text:style-name="P1">Ocalić kino</text:p>
      <text:p text:style-name="P1"/>
      <text:p text:style-name="P1">W latach 90. XX wieku straż borykała się z wieloma problemami finansowymi które spowodowane były potrzebą zakupu nowego sprzętu. Budynek strażnicy wymagał remontu, na co brakowało środków.</text:p>
      <text:p text:style-name="P1">Kino nie funkcjonowało już od wielu lat, mimo to, po jego zamknięciu przez działała jeszcze restauracja mieszcząca się na parterze.</text:p>
      <text:p text:style-name="P1"><text:soft-page-break/></text:p>
      <text:p text:style-name="P1">Pojawiły się plany sprzedaży lub dzierżawy budynku, do żadnego z nich nie doszło. Nastąpił okres negocjacji, strażacy wywalczyli od władz miasta nową strażnicę, dobudowano pomieszczenia do istniejących garaży.</text:p>
      <text:p text:style-name="P1"/>
      <text:p text:style-name="P1">Na skutek negocjacji władz miasta ze strażą w 1998 roku miasto przejęło prawie siedemdziesięcioletni budynek z kinem, rozpatrywano wzięcie długoterminowych kredytów na remont.</text:p>
      <text:p text:style-name="P1"/>
      <text:p text:style-name="P1">Stefan Gos, właściciel hotelu Rycerskiego, dwie trzecie udziałów Uciechy dostał w 1996 roku. Wymarzył sobie, że przywróci życie w zabytkowym budynku. Na dole planował otworzyć restaurację ze śródmorskimi przysmakami, na górze salę na imprezy kulturalne i spotkania z ciekawymi ludźmi. Pomysł spodobał się jemu wspólnikowi, Wiesławowi Krzyśkowi.</text:p>
      <text:p text:style-name="P1"/>
      <text:p text:style-name="P1">Niestety, problem w tym, że działka przed gmachem (łącznie ze schodami prowadzącymi do wejścia) należy do miasta. <text:span text:style-name="T1">- Oznacza to, że nie mamy dojazdu do budynku i miejsca na parkingi -</text:span> mówili właściciele Uciechy.</text:p>
      <text:p text:style-name="P1">Stefan Gos zaznaczył, że zgłosił w magistracie chęć zamiany jednej ze swoich działek na placyk przed byłym kinem, ale sprawa nie znalazła finału do dziś. Bydnek z roku na rok coraz bardziej popada w ruinę.</text:p>
      <text:p text:style-name="P1"/>
      <text:p text:style-name="P1"/>
      <text:p text:style-name="P1"/>
      <text:p text:style-name="P1"/>
      <text:p text:style-name="P1">Bibliografia:</text:p>
      <text:p text:style-name="P1"/>
      <text:p text:style-name="P1">https://podroze.onet.pl/polska/slaskie/opuszczone-kino-uciecha-w-czeladzi/f4qtyly</text:p>
      <text:p text:style-name="P1">http://sosnowiec.wyborcza.pl/sosnowiec/1,93867,10356816,Najpierw_remiza_strazacka__potem_kino__teraz_ruina.html?disableRedirects=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Times New Roman" svg:font-family="'Times New Roman'"/>
    <style:font-face style:name="sans-serif" svg:font-family="sans-serif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13T21:31:56.34</dc:date>
    <dc:creator>Tomasz </dc:creator>
    <meta:editing-duration>PT49M54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19" meta:word-count="407" meta:character-count="3059"/>
  </office:meta>
</office:document-meta>
</file>